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2693in" svg:height="3.563in" svg:x="5.1732in" svg:y="0.3866in">
            <draw:object draw:notify-on-update-of-ranges="Sheet1.B2:Sheet1.B27 Sheet1.E2:Sheet1.E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office:value-type="string" calcext:value-type="string">
            <text:p>350 lux</text:p>
          </table:table-cell>
          <table:table-cell office:value-type="float" office:value="1.2" calcext:value-type="float">
            <text:p>1.2</text:p>
          </table:table-cell>
          <table:table-cell office:value-type="float" office:value="500" calcext:value-type="float">
            <text:p>500</text:p>
          </table:table-cell>
          <table:table-cell table:formula="of:=[.B2]/[.C2]*1000" office:value-type="float" office:value="2.4" calcext:value-type="float">
            <text:p>2.4</text:p>
          </table:table-cell>
          <table:table-cell table:formula="of:=[.B2]*[.D2]" office:value-type="float" office:value="2.88" calcext:value-type="float">
            <text:p>2.88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formula="of:=[.B3]/[.C3]*1000" office:value-type="float" office:value="2.33333333333333" calcext:value-type="float">
            <text:p>2.3333333333</text:p>
          </table:table-cell>
          <table:table-cell table:formula="of:=[.B3]*[.D3]" office:value-type="float" office:value="3.26666666666667" calcext:value-type="float">
            <text:p>3.2666666667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700" calcext:value-type="float">
            <text:p>700</text:p>
          </table:table-cell>
          <table:table-cell table:formula="of:=[.B4]/[.C4]*1000" office:value-type="float" office:value="2.28571428571429" calcext:value-type="float">
            <text:p>2.2857142857</text:p>
          </table:table-cell>
          <table:table-cell table:formula="of:=[.B4]*[.D4]" office:value-type="float" office:value="3.65714285714286" calcext:value-type="float">
            <text:p>3.6571428571</text:p>
          </table:table-cell>
        </table:table-row>
        <table:table-row table:style-name="ro1">
          <table:table-cell/>
          <table:table-cell office:value-type="float" office:value="1.87" calcext:value-type="float">
            <text:p>1.87</text:p>
          </table:table-cell>
          <table:table-cell office:value-type="float" office:value="800" calcext:value-type="float">
            <text:p>800</text:p>
          </table:table-cell>
          <table:table-cell table:formula="of:=[.B5]/[.C5]*1000" office:value-type="float" office:value="2.3375" calcext:value-type="float">
            <text:p>2.3375</text:p>
          </table:table-cell>
          <table:table-cell table:formula="of:=[.B5]*[.D5]" office:value-type="float" office:value="4.371125" calcext:value-type="float">
            <text:p>4.371125</text:p>
          </table:table-cell>
        </table:table-row>
        <table:table-row table:style-name="ro1">
          <table:table-cell/>
          <table:table-cell office:value-type="float" office:value="2.062" calcext:value-type="float">
            <text:p>2.062</text:p>
          </table:table-cell>
          <table:table-cell office:value-type="float" office:value="900" calcext:value-type="float">
            <text:p>900</text:p>
          </table:table-cell>
          <table:table-cell table:formula="of:=[.B6]/[.C6]*1000" office:value-type="float" office:value="2.29111111111111" calcext:value-type="float">
            <text:p>2.2911111111</text:p>
          </table:table-cell>
          <table:table-cell table:formula="of:=[.B6]*[.D6]" office:value-type="float" office:value="4.72427111111111" calcext:value-type="float">
            <text:p>4.7242711111</text:p>
          </table:table-cell>
        </table:table-row>
        <table:table-row table:style-name="ro1">
          <table:table-cell/>
          <table:table-cell office:value-type="float" office:value="2.228" calcext:value-type="float">
            <text:p>2.228</text:p>
          </table:table-cell>
          <table:table-cell office:value-type="float" office:value="1000" calcext:value-type="float">
            <text:p>1000</text:p>
          </table:table-cell>
          <table:table-cell table:formula="of:=[.B7]/[.C7]*1000" office:value-type="float" office:value="2.228" calcext:value-type="float">
            <text:p>2.228</text:p>
          </table:table-cell>
          <table:table-cell table:formula="of:=[.B7]*[.D7]" office:value-type="float" office:value="4.963984" calcext:value-type="float">
            <text:p>4.963984</text:p>
          </table:table-cell>
        </table:table-row>
        <table:table-row table:style-name="ro1">
          <table:table-cell/>
          <table:table-cell office:value-type="float" office:value="2.378" calcext:value-type="float">
            <text:p>2.378</text:p>
          </table:table-cell>
          <table:table-cell office:value-type="float" office:value="1100" calcext:value-type="float">
            <text:p>1100</text:p>
          </table:table-cell>
          <table:table-cell table:formula="of:=[.B8]/[.C8]*1000" office:value-type="float" office:value="2.16181818181818" calcext:value-type="float">
            <text:p>2.1618181818</text:p>
          </table:table-cell>
          <table:table-cell table:formula="of:=[.B8]*[.D8]" office:value-type="float" office:value="5.14080363636364" calcext:value-type="float">
            <text:p>5.1408036364</text:p>
          </table:table-cell>
        </table:table-row>
        <table:table-row table:style-name="ro1">
          <table:table-cell/>
          <table:table-cell office:value-type="float" office:value="2.505" calcext:value-type="float">
            <text:p>2.505</text:p>
          </table:table-cell>
          <table:table-cell office:value-type="float" office:value="1200" calcext:value-type="float">
            <text:p>1200</text:p>
          </table:table-cell>
          <table:table-cell table:formula="of:=[.B9]/[.C9]*1000" office:value-type="float" office:value="2.0875" calcext:value-type="float">
            <text:p>2.0875</text:p>
          </table:table-cell>
          <table:table-cell table:formula="of:=[.B9]*[.D9]" office:value-type="float" office:value="5.2291875" calcext:value-type="float">
            <text:p>5.2291875</text:p>
          </table:table-cell>
        </table:table-row>
        <table:table-row table:style-name="ro1">
          <table:table-cell/>
          <table:table-cell office:value-type="float" office:value="2.607" calcext:value-type="float">
            <text:p>2.607</text:p>
          </table:table-cell>
          <table:table-cell office:value-type="float" office:value="1300" calcext:value-type="float">
            <text:p>1300</text:p>
          </table:table-cell>
          <table:table-cell table:formula="of:=[.B10]/[.C10]*1000" office:value-type="float" office:value="2.00538461538462" calcext:value-type="float">
            <text:p>2.0053846154</text:p>
          </table:table-cell>
          <table:table-cell table:formula="of:=[.B10]*[.D10]" office:value-type="float" office:value="5.22803769230769" calcext:value-type="float">
            <text:p>5.2280376923</text:p>
          </table:table-cell>
        </table:table-row>
        <table:table-row table:style-name="ro1">
          <table:table-cell/>
          <table:table-cell office:value-type="float" office:value="2.694" calcext:value-type="float">
            <text:p>2.694</text:p>
          </table:table-cell>
          <table:table-cell office:value-type="float" office:value="1400" calcext:value-type="float">
            <text:p>1400</text:p>
          </table:table-cell>
          <table:table-cell table:formula="of:=[.B11]/[.C11]*1000" office:value-type="float" office:value="1.92428571428571" calcext:value-type="float">
            <text:p>1.9242857143</text:p>
          </table:table-cell>
          <table:table-cell table:formula="of:=[.B11]*[.D11]" office:value-type="float" office:value="5.18402571428571" calcext:value-type="float">
            <text:p>5.1840257143</text:p>
          </table:table-cell>
        </table:table-row>
        <table:table-row table:style-name="ro1">
          <table:table-cell/>
          <table:table-cell office:value-type="float" office:value="2.768" calcext:value-type="float">
            <text:p>2.768</text:p>
          </table:table-cell>
          <table:table-cell office:value-type="float" office:value="1500" calcext:value-type="float">
            <text:p>1500</text:p>
          </table:table-cell>
          <table:table-cell table:formula="of:=[.B12]/[.C12]*1000" office:value-type="float" office:value="1.84533333333333" calcext:value-type="float">
            <text:p>1.8453333333</text:p>
          </table:table-cell>
          <table:table-cell table:formula="of:=[.B12]*[.D12]" office:value-type="float" office:value="5.10788266666667" calcext:value-type="float">
            <text:p>5.1078826667</text:p>
          </table:table-cell>
        </table:table-row>
        <table:table-row table:style-name="ro1">
          <table:table-cell/>
          <table:table-cell office:value-type="float" office:value="2.837" calcext:value-type="float">
            <text:p>2.837</text:p>
          </table:table-cell>
          <table:table-cell office:value-type="float" office:value="1600" calcext:value-type="float">
            <text:p>1600</text:p>
          </table:table-cell>
          <table:table-cell table:formula="of:=[.B13]/[.C13]*1000" office:value-type="float" office:value="1.773125" calcext:value-type="float">
            <text:p>1.773125</text:p>
          </table:table-cell>
          <table:table-cell table:formula="of:=[.B13]*[.D13]" office:value-type="float" office:value="5.030355625" calcext:value-type="float">
            <text:p>5.030355625</text:p>
          </table:table-cell>
        </table:table-row>
        <table:table-row table:style-name="ro1">
          <table:table-cell/>
          <table:table-cell office:value-type="float" office:value="2.891" calcext:value-type="float">
            <text:p>2.891</text:p>
          </table:table-cell>
          <table:table-cell office:value-type="float" office:value="1700" calcext:value-type="float">
            <text:p>1700</text:p>
          </table:table-cell>
          <table:table-cell table:formula="of:=[.B14]/[.C14]*1000" office:value-type="float" office:value="1.70058823529412" calcext:value-type="float">
            <text:p>1.7005882353</text:p>
          </table:table-cell>
          <table:table-cell table:formula="of:=[.B14]*[.D14]" office:value-type="float" office:value="4.91640058823529" calcext:value-type="float">
            <text:p>4.9164005882</text:p>
          </table:table-cell>
        </table:table-row>
        <table:table-row table:style-name="ro1">
          <table:table-cell/>
          <table:table-cell office:value-type="float" office:value="2.938" calcext:value-type="float">
            <text:p>2.938</text:p>
          </table:table-cell>
          <table:table-cell office:value-type="float" office:value="1800" calcext:value-type="float">
            <text:p>1800</text:p>
          </table:table-cell>
          <table:table-cell table:formula="of:=[.B15]/[.C15]*1000" office:value-type="float" office:value="1.63222222222222" calcext:value-type="float">
            <text:p>1.6322222222</text:p>
          </table:table-cell>
          <table:table-cell table:formula="of:=[.B15]*[.D15]" office:value-type="float" office:value="4.79546888888889" calcext:value-type="float">
            <text:p>4.7954688889</text:p>
          </table:table-cell>
        </table:table-row>
        <table:table-row table:style-name="ro1">
          <table:table-cell/>
          <table:table-cell office:value-type="float" office:value="2.983" calcext:value-type="float">
            <text:p>2.983</text:p>
          </table:table-cell>
          <table:table-cell office:value-type="float" office:value="1900" calcext:value-type="float">
            <text:p>1900</text:p>
          </table:table-cell>
          <table:table-cell table:formula="of:=[.B16]/[.C16]*1000" office:value-type="float" office:value="1.57" calcext:value-type="float">
            <text:p>1.57</text:p>
          </table:table-cell>
          <table:table-cell table:formula="of:=[.B16]*[.D16]" office:value-type="float" office:value="4.68331" calcext:value-type="float">
            <text:p>4.68331</text:p>
          </table:table-cell>
        </table:table-row>
        <table:table-row table:style-name="ro1">
          <table:table-cell/>
          <table:table-cell office:value-type="float" office:value="3.009" calcext:value-type="float">
            <text:p>3.009</text:p>
          </table:table-cell>
          <table:table-cell office:value-type="float" office:value="2000" calcext:value-type="float">
            <text:p>2000</text:p>
          </table:table-cell>
          <table:table-cell table:formula="of:=[.B17]/[.C17]*1000" office:value-type="float" office:value="1.5045" calcext:value-type="float">
            <text:p>1.5045</text:p>
          </table:table-cell>
          <table:table-cell table:formula="of:=[.B17]*[.D17]" office:value-type="float" office:value="4.5270405" calcext:value-type="float">
            <text:p>4.5270405</text:p>
          </table:table-cell>
        </table:table-row>
        <table:table-row table:style-name="ro1">
          <table:table-cell/>
          <table:table-cell office:value-type="float" office:value="3.04" calcext:value-type="float">
            <text:p>3.04</text:p>
          </table:table-cell>
          <table:table-cell office:value-type="float" office:value="2100" calcext:value-type="float">
            <text:p>2100</text:p>
          </table:table-cell>
          <table:table-cell table:formula="of:=[.B18]/[.C18]*1000" office:value-type="float" office:value="1.44761904761905" calcext:value-type="float">
            <text:p>1.4476190476</text:p>
          </table:table-cell>
          <table:table-cell table:formula="of:=[.B18]*[.D18]" office:value-type="float" office:value="4.4007619047619" calcext:value-type="float">
            <text:p>4.4007619048</text:p>
          </table:table-cell>
        </table:table-row>
        <table:table-row table:style-name="ro1">
          <table:table-cell/>
          <table:table-cell office:value-type="float" office:value="3.071" calcext:value-type="float">
            <text:p>3.071</text:p>
          </table:table-cell>
          <table:table-cell office:value-type="float" office:value="2200" calcext:value-type="float">
            <text:p>2200</text:p>
          </table:table-cell>
          <table:table-cell table:formula="of:=[.B19]/[.C19]*1000" office:value-type="float" office:value="1.39590909090909" calcext:value-type="float">
            <text:p>1.3959090909</text:p>
          </table:table-cell>
          <table:table-cell table:formula="of:=[.B19]*[.D19]" office:value-type="float" office:value="4.28683681818182" calcext:value-type="float">
            <text:p>4.2868368182</text:p>
          </table:table-cell>
        </table:table-row>
        <table:table-row table:style-name="ro1">
          <table:table-cell/>
          <table:table-cell office:value-type="float" office:value="3.092" calcext:value-type="float">
            <text:p>3.092</text:p>
          </table:table-cell>
          <table:table-cell office:value-type="float" office:value="2300" calcext:value-type="float">
            <text:p>2300</text:p>
          </table:table-cell>
          <table:table-cell table:formula="of:=[.B20]/[.C20]*1000" office:value-type="float" office:value="1.34434782608696" calcext:value-type="float">
            <text:p>1.3443478261</text:p>
          </table:table-cell>
          <table:table-cell table:formula="of:=[.B20]*[.D20]" office:value-type="float" office:value="4.15672347826087" calcext:value-type="float">
            <text:p>4.1567234783</text:p>
          </table:table-cell>
        </table:table-row>
        <table:table-row table:style-name="ro1">
          <table:table-cell/>
          <table:table-cell office:value-type="float" office:value="3.112" calcext:value-type="float">
            <text:p>3.112</text:p>
          </table:table-cell>
          <table:table-cell office:value-type="float" office:value="2400" calcext:value-type="float">
            <text:p>2400</text:p>
          </table:table-cell>
          <table:table-cell table:formula="of:=[.B21]/[.C21]*1000" office:value-type="float" office:value="1.29666666666667" calcext:value-type="float">
            <text:p>1.2966666667</text:p>
          </table:table-cell>
          <table:table-cell table:formula="of:=[.B21]*[.D21]" office:value-type="float" office:value="4.03522666666667" calcext:value-type="float">
            <text:p>4.0352266667</text:p>
          </table:table-cell>
        </table:table-row>
        <table:table-row table:style-name="ro1">
          <table:table-cell/>
          <table:table-cell office:value-type="float" office:value="3.132" calcext:value-type="float">
            <text:p>3.132</text:p>
          </table:table-cell>
          <table:table-cell office:value-type="float" office:value="2500" calcext:value-type="float">
            <text:p>2500</text:p>
          </table:table-cell>
          <table:table-cell table:formula="of:=[.B22]/[.C22]*1000" office:value-type="float" office:value="1.2528" calcext:value-type="float">
            <text:p>1.2528</text:p>
          </table:table-cell>
          <table:table-cell table:formula="of:=[.B22]*[.D22]" office:value-type="float" office:value="3.9237696" calcext:value-type="float">
            <text:p>3.9237696</text:p>
          </table:table-cell>
        </table:table-row>
        <table:table-row table:style-name="ro1">
          <table:table-cell/>
          <table:table-cell office:value-type="float" office:value="3.152" calcext:value-type="float">
            <text:p>3.152</text:p>
          </table:table-cell>
          <table:table-cell office:value-type="float" office:value="2600" calcext:value-type="float">
            <text:p>2600</text:p>
          </table:table-cell>
          <table:table-cell table:formula="of:=[.B23]/[.C23]*1000" office:value-type="float" office:value="1.21230769230769" calcext:value-type="float">
            <text:p>1.2123076923</text:p>
          </table:table-cell>
          <table:table-cell table:formula="of:=[.B23]*[.D23]" office:value-type="float" office:value="3.82119384615385" calcext:value-type="float">
            <text:p>3.8211938462</text:p>
          </table:table-cell>
        </table:table-row>
        <table:table-row table:style-name="ro1">
          <table:table-cell/>
          <table:table-cell office:value-type="float" office:value="3.167" calcext:value-type="float">
            <text:p>3.167</text:p>
          </table:table-cell>
          <table:table-cell office:value-type="float" office:value="2700" calcext:value-type="float">
            <text:p>2700</text:p>
          </table:table-cell>
          <table:table-cell table:formula="of:=[.B24]/[.C24]*1000" office:value-type="float" office:value="1.17296296296296" calcext:value-type="float">
            <text:p>1.172962963</text:p>
          </table:table-cell>
          <table:table-cell table:formula="of:=[.B24]*[.D24]" office:value-type="float" office:value="3.7147737037037" calcext:value-type="float">
            <text:p>3.7147737037</text:p>
          </table:table-cell>
        </table:table-row>
        <table:table-row table:style-name="ro1">
          <table:table-cell/>
          <table:table-cell office:value-type="float" office:value="3.18" calcext:value-type="float">
            <text:p>3.18</text:p>
          </table:table-cell>
          <table:table-cell office:value-type="float" office:value="2800" calcext:value-type="float">
            <text:p>2800</text:p>
          </table:table-cell>
          <table:table-cell table:formula="of:=[.B25]/[.C25]*1000" office:value-type="float" office:value="1.13571428571429" calcext:value-type="float">
            <text:p>1.1357142857</text:p>
          </table:table-cell>
          <table:table-cell table:formula="of:=[.B25]*[.D25]" office:value-type="float" office:value="3.61157142857143" calcext:value-type="float">
            <text:p>3.6115714286</text:p>
          </table:table-cell>
        </table:table-row>
        <table:table-row table:style-name="ro1">
          <table:table-cell/>
          <table:table-cell office:value-type="float" office:value="3.188" calcext:value-type="float">
            <text:p>3.188</text:p>
          </table:table-cell>
          <table:table-cell office:value-type="float" office:value="2900" calcext:value-type="float">
            <text:p>2900</text:p>
          </table:table-cell>
          <table:table-cell table:formula="of:=[.B26]/[.C26]*1000" office:value-type="float" office:value="1.09931034482759" calcext:value-type="float">
            <text:p>1.0993103448</text:p>
          </table:table-cell>
          <table:table-cell table:formula="of:=[.B26]*[.D26]" office:value-type="float" office:value="3.50460137931035" calcext:value-type="float">
            <text:p>3.5046013793</text:p>
          </table:table-cell>
        </table:table-row>
        <table:table-row table:style-name="ro1">
          <table:table-cell/>
          <table:table-cell office:value-type="float" office:value="3.197" calcext:value-type="float">
            <text:p>3.197</text:p>
          </table:table-cell>
          <table:table-cell office:value-type="float" office:value="3000" calcext:value-type="float">
            <text:p>3000</text:p>
          </table:table-cell>
          <table:table-cell table:formula="of:=[.B27]/[.C27]*1000" office:value-type="float" office:value="1.06566666666667" calcext:value-type="float">
            <text:p>1.0656666667</text:p>
          </table:table-cell>
          <table:table-cell table:formula="of:=[.B27]*[.D27]" office:value-type="float" office:value="3.40693633333333" calcext:value-type="float">
            <text:p>3.40693633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700 lux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table:formula="of:=[.B29]/[.C29]*1000" office:value-type="float" office:value="3" calcext:value-type="float">
            <text:p>3</text:p>
          </table:table-cell>
          <table:table-cell table:formula="of:=[.B29]*[.D29]"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1000" calcext:value-type="float">
            <text:p>1000</text:p>
          </table:table-cell>
          <table:table-cell table:formula="of:=[.B30]/[.C30]*1000" office:value-type="float" office:value="2.6" calcext:value-type="float">
            <text:p>2.6</text:p>
          </table:table-cell>
          <table:table-cell table:formula="of:=[.B30]*[.D30]" office:value-type="float" office:value="6.76" calcext:value-type="float">
            <text:p>6.76</text:p>
          </table:table-cell>
        </table:table-row>
        <table:table-row table:style-name="ro1">
          <table:table-cell/>
          <table:table-cell office:value-type="float" office:value="3.055" calcext:value-type="float">
            <text:p>3.055</text:p>
          </table:table-cell>
          <table:table-cell office:value-type="float" office:value="1500" calcext:value-type="float">
            <text:p>1500</text:p>
          </table:table-cell>
          <table:table-cell table:formula="of:=[.B31]/[.C31]*1000" office:value-type="float" office:value="2.03666666666667" calcext:value-type="float">
            <text:p>2.0366666667</text:p>
          </table:table-cell>
          <table:table-cell table:formula="of:=[.B31]*[.D31]" office:value-type="float" office:value="6.22201666666667" calcext:value-type="float">
            <text:p>6.2220166667</text:p>
          </table:table-cell>
        </table:table-row>
        <table:table-row table:style-name="ro1">
          <table:table-cell/>
          <table:table-cell office:value-type="float" office:value="3.22" calcext:value-type="float">
            <text:p>3.22</text:p>
          </table:table-cell>
          <table:table-cell office:value-type="float" office:value="2000" calcext:value-type="float">
            <text:p>2000</text:p>
          </table:table-cell>
          <table:table-cell table:formula="of:=[.B32]/[.C32]*1000" office:value-type="float" office:value="1.61" calcext:value-type="float">
            <text:p>1.61</text:p>
          </table:table-cell>
          <table:table-cell table:formula="of:=[.B32]*[.D32]" office:value-type="float" office:value="5.1842" calcext:value-type="float">
            <text:p>5.1842</text:p>
          </table:table-cell>
        </table:table-row>
        <table:table-row table:style-name="ro1">
          <table:table-cell/>
          <table:table-cell office:value-type="float" office:value="3.321" calcext:value-type="float">
            <text:p>3.321</text:p>
          </table:table-cell>
          <table:table-cell office:value-type="float" office:value="2500" calcext:value-type="float">
            <text:p>2500</text:p>
          </table:table-cell>
          <table:table-cell table:formula="of:=[.B33]/[.C33]*1000" office:value-type="float" office:value="1.3284" calcext:value-type="float">
            <text:p>1.3284</text:p>
          </table:table-cell>
          <table:table-cell table:formula="of:=[.B33]*[.D33]" office:value-type="float" office:value="4.4116164" calcext:value-type="float">
            <text:p>4.4116164</text:p>
          </table:table-cell>
        </table:table-row>
        <table:table-row table:style-name="ro1">
          <table:table-cell/>
          <table:table-cell office:value-type="float" office:value="3.37" calcext:value-type="float">
            <text:p>3.37</text:p>
          </table:table-cell>
          <table:table-cell office:value-type="float" office:value="3000" calcext:value-type="float">
            <text:p>3000</text:p>
          </table:table-cell>
          <table:table-cell table:formula="of:=[.B34]/[.C34]*1000" office:value-type="float" office:value="1.12333333333333" calcext:value-type="float">
            <text:p>1.1233333333</text:p>
          </table:table-cell>
          <table:table-cell table:formula="of:=[.B34]*[.D34]" office:value-type="float" office:value="3.78563333333333" calcext:value-type="float">
            <text:p>3.7856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0:29:16.590505611</meta:creation-date>
    <dc:date>2017-04-29T21:10:21.061068615</dc:date>
    <meta:editing-duration>PT10M32S</meta:editing-duration>
    <meta:editing-cycles>3</meta:editing-cycles>
    <meta:generator>LibreOffice/4.3.3.2$Linux_X86_64 LibreOffice_project/430m0$Build-2</meta:generator>
    <meta:document-statistic meta:table-count="1" meta:cell-count="1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'" style:font-style-name="Book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85cm" svg:height="9.051cm" xlink:href=".." xlink:type="simple" chart:class="chart:scatter" chart:style-name="ch1">
        <chart:title svg:x="0.761cm" svg:y="0.317cm" chart:style-name="ch2">
          <text:p>Output power for SLMD481H08L with different loads</text:p>
        </chart:title>
        <chart:plot-area chart:style-name="ch3" table:cell-range-address="Sheet1.B2:Sheet1.B27 Sheet1.E2:Sheet1.E27" svg:x="1.278cm" svg:y="1.303cm" svg:width="11.84cm" svg:height="6.586cm">
          <chartooo:coordinate-region svg:x="1.714cm" svg:y="1.502cm" svg:width="11.164cm" svg:height="5.74cm"/>
          <chart:axis chart:dimension="x" chart:name="primary-x" chart:style-name="ch4">
            <chart:title svg:x="7.048cm" svg:y="8.07cm" chart:style-name="ch5">
              <text:p>V</text:p>
            </chart:title>
          </chart:axis>
          <chart:axis chart:dimension="y" chart:name="primary-y" chart:style-name="ch4">
            <chart:title svg:x="0.451cm" svg:y="4.944cm" chart:style-name="ch6">
              <text:p>mW</text:p>
            </chart:title>
            <chart:grid chart:style-name="ch7" chart:class="major"/>
          </chart:axis>
          <chart:series chart:style-name="ch8" chart:values-cell-range-address="Sheet1.E2:Sheet1.E27" chart:class="chart:scatter">
            <chart:domain table:cell-range-address="Sheet1.B2:Sheet1.B27"/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Sheet1.B2:Sheet1.B27</svg:desc>
                </draw:g>
              </table:table-cell>
              <table:table-cell office:value-type="float" office:value="2.88">
                <text:p>2.88</text:p>
                <draw:g>
                  <svg:desc>Sheet1.E2:Sheet1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">
                <text:p>1.6</text:p>
              </table:table-cell>
              <table:table-cell office:value-type="float" office:value="3.65714285714286">
                <text:p>3.6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7">
                <text:p>1.87</text:p>
              </table:table-cell>
              <table:table-cell office:value-type="float" office:value="4.371125">
                <text:p>4.371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62">
                <text:p>2.062</text:p>
              </table:table-cell>
              <table:table-cell office:value-type="float" office:value="4.72427111111111">
                <text:p>4.72427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28">
                <text:p>2.228</text:p>
              </table:table-cell>
              <table:table-cell office:value-type="float" office:value="4.963984">
                <text:p>4.963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78">
                <text:p>2.378</text:p>
              </table:table-cell>
              <table:table-cell office:value-type="float" office:value="5.14080363636364">
                <text:p>5.14080363636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05">
                <text:p>2.505</text:p>
              </table:table-cell>
              <table:table-cell office:value-type="float" office:value="5.2291875">
                <text:p>5.229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07">
                <text:p>2.607</text:p>
              </table:table-cell>
              <table:table-cell office:value-type="float" office:value="5.22803769230769">
                <text:p>5.22803769230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94">
                <text:p>2.694</text:p>
              </table:table-cell>
              <table:table-cell office:value-type="float" office:value="5.18402571428571">
                <text:p>5.18402571428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68">
                <text:p>2.768</text:p>
              </table:table-cell>
              <table:table-cell office:value-type="float" office:value="5.10788266666667">
                <text:p>5.107882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37">
                <text:p>2.837</text:p>
              </table:table-cell>
              <table:table-cell office:value-type="float" office:value="5.030355625">
                <text:p>5.03035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91">
                <text:p>2.891</text:p>
              </table:table-cell>
              <table:table-cell office:value-type="float" office:value="4.91640058823529">
                <text:p>4.91640058823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38">
                <text:p>2.938</text:p>
              </table:table-cell>
              <table:table-cell office:value-type="float" office:value="4.79546888888889">
                <text:p>4.79546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83">
                <text:p>2.983</text:p>
              </table:table-cell>
              <table:table-cell office:value-type="float" office:value="4.68331">
                <text:p>4.68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09">
                <text:p>3.009</text:p>
              </table:table-cell>
              <table:table-cell office:value-type="float" office:value="4.5270405">
                <text:p>4.5270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4">
                <text:p>3.04</text:p>
              </table:table-cell>
              <table:table-cell office:value-type="float" office:value="4.4007619047619">
                <text:p>4.4007619047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71">
                <text:p>3.071</text:p>
              </table:table-cell>
              <table:table-cell office:value-type="float" office:value="4.28683681818182">
                <text:p>4.28683681818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92">
                <text:p>3.092</text:p>
              </table:table-cell>
              <table:table-cell office:value-type="float" office:value="4.15672347826087">
                <text:p>4.15672347826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12">
                <text:p>3.112</text:p>
              </table:table-cell>
              <table:table-cell office:value-type="float" office:value="4.03522666666667">
                <text:p>4.03522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32">
                <text:p>3.132</text:p>
              </table:table-cell>
              <table:table-cell office:value-type="float" office:value="3.9237696">
                <text:p>3.92376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152">
                <text:p>3.152</text:p>
              </table:table-cell>
              <table:table-cell office:value-type="float" office:value="3.82119384615385">
                <text:p>3.821193846153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67">
                <text:p>3.167</text:p>
              </table:table-cell>
              <table:table-cell office:value-type="float" office:value="3.7147737037037">
                <text:p>3.7147737037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8">
                <text:p>3.18</text:p>
              </table:table-cell>
              <table:table-cell office:value-type="float" office:value="3.61157142857143">
                <text:p>3.611571428571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88">
                <text:p>3.188</text:p>
              </table:table-cell>
              <table:table-cell office:value-type="float" office:value="3.50460137931035">
                <text:p>3.504601379310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97">
                <text:p>3.197</text:p>
              </table:table-cell>
              <table:table-cell office:value-type="float" office:value="3.40693633333333">
                <text:p>3.406936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